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" style:family="graphic" style:parent-style-name="standard">
      <style:graphic-properties svg:stroke-color="#000000" draw:fill-color="#ffffa6" draw:textarea-horizontal-align="justify" draw:textarea-vertical-align="middle" draw:auto-grow-height="false" fo:min-height="2.91cm" fo:min-width="18.5cm" loext:decorative="false"/>
    </style:style>
    <style:style style:name="gr3" style:family="graphic" style:parent-style-name="standard">
      <style:graphic-properties svg:stroke-color="#000000" draw:fill-color="#ff7b59" draw:textarea-horizontal-align="justify" draw:textarea-vertical-align="middle" draw:auto-grow-height="false" fo:min-height="2.85cm" fo:min-width="18.5cm" loext:decorative="false"/>
    </style:style>
    <style:style style:name="gr4" style:family="graphic" style:parent-style-name="standard">
      <style:graphic-properties svg:stroke-color="#000000" draw:fill-color="#3faf46" draw:textarea-horizontal-align="justify" draw:textarea-vertical-align="middle" draw:auto-grow-height="false" fo:min-height="2.85cm" fo:min-width="18.5cm" loext:decorative="false"/>
    </style:style>
    <style:style style:name="gr5" style:family="graphic" style:parent-style-name="standard">
      <style:graphic-properties svg:stroke-color="#000000" draw:fill-color="#3465a4" draw:textarea-horizontal-align="justify" draw:textarea-vertical-align="middle" draw:auto-grow-height="false" fo:min-height="2.85cm" fo:min-width="18.5cm" loext:decorative="false"/>
    </style:style>
    <style:style style:name="gr6" style:family="graphic" style:parent-style-name="standard">
      <style:graphic-properties draw:stroke="solid" svg:stroke-width="0.018cm" svg:stroke-color="#000000" draw:marker-start="" draw:marker-start-width="0.288cm" draw:marker-start-center="false" draw:marker-end="" draw:marker-end-width="0.288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1.249cm" fo:min-width="4.509cm" fo:padding-top="0.126cm" fo:padding-bottom="0.126cm" fo:padding-left="0.246cm" fo:padding-right="0.246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7" style:family="graphic" style:parent-style-name="standard">
      <style:graphic-properties draw:stroke="solid" svg:stroke-width="0.018cm" svg:stroke-color="#000000" draw:marker-start="" draw:marker-start-width="0.288cm" draw:marker-start-center="false" draw:marker-end="" draw:marker-end-width="0.288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1.148cm" fo:min-width="4.509cm" fo:padding-top="0.126cm" fo:padding-bottom="0.126cm" fo:padding-left="0.246cm" fo:padding-right="0.246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018cm" svg:stroke-color="#000000" draw:marker-start="" draw:marker-start-width="0.288cm" draw:marker-start-center="false" draw:marker-end="" draw:marker-end-width="0.288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1.548cm" fo:min-width="4.509cm" fo:padding-top="0.126cm" fo:padding-bottom="0.126cm" fo:padding-left="0.246cm" fo:padding-right="0.246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9" style:family="graphic">
      <style:graphic-properties style:writing-mode="lr-tb" loext:decorative="false"/>
    </style:style>
    <style:style style:name="gr1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middle" draw:auto-grow-height="false" fo:min-height="0.847cm" fo:min-width="1.829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svg:stroke-width="0cm" svg:stroke-color="#000000" draw:marker-start="Component" draw:marker-start-width="0.35cm" draw:marker-start-center="false" draw:marker-end="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middle" draw:auto-grow-height="false" fo:min-height="0.668cm" fo:min-width="5.072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svg:stroke-width="0cm" svg:stroke-color="#000000" draw:marker-start="Component" draw:marker-start-width="0.35cm" draw:marker-start-center="false" draw:marker-end="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middle" draw:auto-grow-height="false" fo:min-height="0.668cm" fo:min-width="5.072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svg:stroke-width="0cm" svg:stroke-color="#000000" draw:marker-start="Component" draw:marker-start-width="0.35cm" draw:marker-start-center="false" draw:marker-end="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middle" draw:auto-grow-height="false" fo:min-height="0.796cm" fo:min-width="3.296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svg:stroke-width="0cm" svg:stroke-color="#000000" draw:marker-start="Component" draw:marker-start-width="0.35cm" draw:marker-start-center="false" draw:marker-end="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1.285cm" fo:min-width="2.05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1.285cm" fo:min-width="2.05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1.285cm" fo:min-width="2.05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middle" draw:auto-grow-height="false" fo:min-height="0.796cm" fo:min-width="4.446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svg:stroke-width="0cm" svg:stroke-color="#000000" draw:marker-start="Component" draw:marker-start-width="0.35cm" draw:marker-start-center="false" draw:marker-end="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a6"/>
      <style:paragraph-properties fo:text-align="center"/>
    </style:style>
    <style:style style:name="P3" style:family="paragraph">
      <loext:graphic-properties draw:fill-color="#ff7b59"/>
      <style:paragraph-properties fo:text-align="center"/>
    </style:style>
    <style:style style:name="P4" style:family="paragraph">
      <loext:graphic-properties draw:fill-color="#3faf46"/>
      <style:paragraph-properties fo:text-align="center"/>
    </style:style>
    <style:style style:name="P5" style:family="paragraph">
      <loext:graphic-properties draw:fill-color="#3465a4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4.2cm" svg:x2="20cm" svg:y2="4.2cm">
          <text:p/>
        </draw:line>
        <draw:line draw:style-name="gr1" draw:text-style-name="P1" draw:layer="layout" svg:x1="1cm" svg:y1="7.4cm" svg:x2="20cm" svg:y2="7.4cm">
          <text:p/>
        </draw:line>
        <draw:line draw:style-name="gr1" draw:text-style-name="P1" draw:layer="layout" svg:x1="1cm" svg:y1="10.6cm" svg:x2="20cm" svg:y2="10.6cm">
          <text:p/>
        </draw:line>
        <draw:custom-shape draw:style-name="gr2" draw:text-style-name="P2" draw:layer="layout" svg:width="19cm" svg:height="3.16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9cm" svg:height="3.1cm" svg:x="1cm" svg:y="4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9cm" svg:height="3.1cm" svg:x="1cm" svg:y="7.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cm" svg:height="3.1cm" svg:x="1cm" svg:y="10.65cm">
          <text:p/>
          <draw:enhanced-geometry svg:viewBox="0 0 21600 21600" draw:type="rectangle" draw:enhanced-path="M 0 0 L 21600 0 21600 21600 0 21600 0 0 Z N"/>
        </draw:custom-shape>
        <draw:custom-shape draw:name="Simple" draw:style-name="gr6" draw:text-style-name="P7" draw:layer="layout" svg:width="5cm" svg:height="1.5cm" svg:x="1.727cm" svg:y="1.75cm">
          <text:p text:style-name="P6"><text:span text:style-name="T1">Entities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 1" draw:style-name="gr7" draw:text-style-name="P7" draw:layer="layout" svg:width="5cm" svg:height="1.4cm" svg:x="1.75cm" svg:y="5cm">
          <text:p text:style-name="P6"><text:span text:style-name="T1">Use Cases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 2" draw:style-name="gr8" draw:text-style-name="P7" draw:layer="layout" svg:width="5cm" svg:height="1.8cm" svg:x="1.75cm" svg:y="8.15cm">
          <text:p text:style-name="P6"><text:span text:style-name="T1">Adapters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 3" draw:style-name="gr7" draw:text-style-name="P7" draw:layer="layout" svg:width="5cm" svg:height="1.4cm" svg:x="1.75cm" svg:y="11.5cm">
          <text:p text:style-name="P6"><text:span text:style-name="T1">Details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g draw:style-name="gr9">
          <draw:custom-shape draw:style-name="gr10" draw:text-style-name="P9" xml:id="id1" draw:id="id1" draw:layer="layout" svg:width="2.283cm" svg:height="1.051cm" svg:x="10.217cm" svg:y="2.199cm">
            <draw:glue-point draw:id="4" svg:x="1cm" svg:y="5cm"/>
            <draw:glue-point draw:id="5" svg:x="3cm" svg:y="5cm"/>
            <draw:glue-point draw:id="6" svg:x="-1cm" svg:y="5cm"/>
            <draw:glue-point draw:id="7" svg:x="-3cm" svg:y="5cm"/>
            <draw:glue-point draw:id="8" svg:x="-5cm" svg:y="2.5cm"/>
            <draw:glue-point draw:id="9" svg:x="-5cm" svg:y="-2.5cm"/>
            <draw:glue-point draw:id="10" svg:x="-3cm" svg:y="-5cm"/>
            <draw:glue-point draw:id="11" svg:x="-1cm" svg:y="-5cm"/>
            <draw:glue-point draw:id="12" svg:x="1cm" svg:y="-5cm"/>
            <draw:glue-point draw:id="13" svg:x="3cm" svg:y="-5cm"/>
            <draw:glue-point draw:id="14" svg:x="5cm" svg:y="-2.5cm"/>
            <draw:glue-point draw:id="15" svg:x="5cm" svg:y="2.5cm"/>
            <draw:glue-point draw:id="16" svg:x="-0.47cm" svg:y="0.277cm" draw:align="top-right"/>
            <draw:glue-point draw:id="17" svg:x="-0.47cm" svg:y="0.527cm" draw:align="top-right"/>
            <text:p text:style-name="P8"><text:span text:style-name="T2">core</text:span></text:p>
            <draw:enhanced-geometry svg:viewBox="0 0 21600 21600" draw:type="rectangle" draw:enhanced-path="M 0 0 L 21600 0 21600 21600 0 21600 0 0 Z N"/>
          </draw:custom-shape>
          <draw:connector draw:style-name="gr11" draw:text-style-name="P10" draw:layer="layout" draw:type="line" svg:x1="12.03cm" svg:y1="2.476cm" svg:x2="12.03cm" svg:y2="2.726cm" draw:start-shape="id1" draw:start-glue-point="16" draw:end-shape="id1" draw:end-glue-point="17" svg:d="M12030 2476v250" svg:viewBox="0 0 1 251">
            <text:p/>
          </draw:connector>
        </draw:g>
        <draw:g draw:style-name="gr9">
          <draw:custom-shape draw:style-name="gr12" draw:text-style-name="P9" xml:id="id2" draw:id="id2" draw:layer="layout" svg:width="5.526cm" svg:height="0.872cm" svg:x="9.224cm" svg:y="4.878cm">
            <draw:glue-point draw:id="4" svg:x="1cm" svg:y="5cm"/>
            <draw:glue-point draw:id="5" svg:x="3cm" svg:y="5cm"/>
            <draw:glue-point draw:id="6" svg:x="-1cm" svg:y="5cm"/>
            <draw:glue-point draw:id="7" svg:x="-3cm" svg:y="5cm"/>
            <draw:glue-point draw:id="8" svg:x="-5cm" svg:y="2.5cm"/>
            <draw:glue-point draw:id="9" svg:x="-5cm" svg:y="-2.5cm"/>
            <draw:glue-point draw:id="10" svg:x="-3cm" svg:y="-5cm"/>
            <draw:glue-point draw:id="11" svg:x="-1cm" svg:y="-5cm"/>
            <draw:glue-point draw:id="12" svg:x="1cm" svg:y="-5cm"/>
            <draw:glue-point draw:id="13" svg:x="3cm" svg:y="-5cm"/>
            <draw:glue-point draw:id="14" svg:x="5cm" svg:y="-2.5cm"/>
            <draw:glue-point draw:id="15" svg:x="5cm" svg:y="2.5cm"/>
            <draw:glue-point draw:id="16" svg:x="-0.47cm" svg:y="0.277cm" draw:align="top-right"/>
            <draw:glue-point draw:id="17" svg:x="-0.47cm" svg:y="0.527cm" draw:align="top-right"/>
            <text:p text:style-name="P8"><text:span text:style-name="T2">user_interactors</text:span></text:p>
            <draw:enhanced-geometry svg:viewBox="0 0 21600 21600" draw:type="rectangle" draw:enhanced-path="M 0 0 L 21600 0 21600 21600 0 21600 0 0 Z N"/>
          </draw:custom-shape>
          <draw:connector draw:style-name="gr13" draw:text-style-name="P10" draw:layer="layout" draw:type="line" svg:x1="14.28cm" svg:y1="5.155cm" svg:x2="14.28cm" svg:y2="5.405cm" draw:start-shape="id2" draw:start-glue-point="16" draw:end-shape="id2" draw:end-glue-point="17" svg:d="M14280 5155v250" svg:viewBox="0 0 1 251">
            <text:p/>
          </draw:connector>
        </draw:g>
        <draw:g draw:style-name="gr9">
          <draw:custom-shape draw:style-name="gr14" draw:text-style-name="P9" xml:id="id3" draw:id="id3" draw:layer="layout" svg:width="5.526cm" svg:height="0.872cm" svg:x="9.224cm" svg:y="5.878cm">
            <draw:glue-point draw:id="4" svg:x="1cm" svg:y="5cm"/>
            <draw:glue-point draw:id="5" svg:x="3cm" svg:y="5cm"/>
            <draw:glue-point draw:id="6" svg:x="-1cm" svg:y="5cm"/>
            <draw:glue-point draw:id="7" svg:x="-3cm" svg:y="5cm"/>
            <draw:glue-point draw:id="8" svg:x="-5cm" svg:y="2.5cm"/>
            <draw:glue-point draw:id="9" svg:x="-5cm" svg:y="-2.5cm"/>
            <draw:glue-point draw:id="10" svg:x="-3cm" svg:y="-5cm"/>
            <draw:glue-point draw:id="11" svg:x="-1cm" svg:y="-5cm"/>
            <draw:glue-point draw:id="12" svg:x="1cm" svg:y="-5cm"/>
            <draw:glue-point draw:id="13" svg:x="3cm" svg:y="-5cm"/>
            <draw:glue-point draw:id="14" svg:x="5cm" svg:y="-2.5cm"/>
            <draw:glue-point draw:id="15" svg:x="5cm" svg:y="2.5cm"/>
            <draw:glue-point draw:id="16" svg:x="-0.47cm" svg:y="0.277cm" draw:align="top-right"/>
            <draw:glue-point draw:id="17" svg:x="-0.47cm" svg:y="0.527cm" draw:align="top-right"/>
            <text:p text:style-name="P8"><text:span text:style-name="T2">curator_interactors</text:span></text:p>
            <draw:enhanced-geometry svg:viewBox="0 0 21600 21600" draw:type="rectangle" draw:enhanced-path="M 0 0 L 21600 0 21600 21600 0 21600 0 0 Z N"/>
          </draw:custom-shape>
          <draw:connector draw:style-name="gr15" draw:text-style-name="P10" draw:layer="layout" draw:type="line" svg:x1="14.28cm" svg:y1="6.155cm" svg:x2="14.28cm" svg:y2="6.405cm" draw:start-shape="id3" draw:start-glue-point="16" draw:end-shape="id3" draw:end-glue-point="17" svg:d="M14280 6155v250" svg:viewBox="0 0 1 251">
            <text:p/>
          </draw:connector>
        </draw:g>
        <draw:g draw:style-name="gr9">
          <draw:custom-shape draw:style-name="gr16" draw:text-style-name="P9" xml:id="id4" draw:id="id4" draw:layer="layout" svg:width="3.75cm" svg:height="1cm" svg:x="9.5cm" svg:y="8.5cm">
            <draw:glue-point draw:id="4" svg:x="1cm" svg:y="5cm"/>
            <draw:glue-point draw:id="5" svg:x="3cm" svg:y="5cm"/>
            <draw:glue-point draw:id="6" svg:x="-1cm" svg:y="5cm"/>
            <draw:glue-point draw:id="7" svg:x="-3cm" svg:y="5cm"/>
            <draw:glue-point draw:id="8" svg:x="-5cm" svg:y="2.5cm"/>
            <draw:glue-point draw:id="9" svg:x="-5cm" svg:y="-2.5cm"/>
            <draw:glue-point draw:id="10" svg:x="-3cm" svg:y="-5cm"/>
            <draw:glue-point draw:id="11" svg:x="-1cm" svg:y="-5cm"/>
            <draw:glue-point draw:id="12" svg:x="1cm" svg:y="-5cm"/>
            <draw:glue-point draw:id="13" svg:x="3cm" svg:y="-5cm"/>
            <draw:glue-point draw:id="14" svg:x="5cm" svg:y="-2.5cm"/>
            <draw:glue-point draw:id="15" svg:x="5cm" svg:y="2.5cm"/>
            <draw:glue-point draw:id="16" svg:x="-0.47cm" svg:y="0.277cm" draw:align="top-right"/>
            <draw:glue-point draw:id="17" svg:x="-0.47cm" svg:y="0.527cm" draw:align="top-right"/>
            <text:p text:style-name="P8"><text:span text:style-name="T2">local_data</text:span></text:p>
            <draw:enhanced-geometry svg:viewBox="0 0 21600 21600" draw:type="rectangle" draw:enhanced-path="M 0 0 L 21600 0 21600 21600 0 21600 0 0 Z N"/>
          </draw:custom-shape>
          <draw:connector draw:style-name="gr17" draw:text-style-name="P10" draw:layer="layout" draw:type="line" svg:x1="12.78cm" svg:y1="8.777cm" svg:x2="12.78cm" svg:y2="9.027cm" draw:start-shape="id4" draw:start-glue-point="16" draw:end-shape="id4" draw:end-glue-point="17" svg:d="M12780 8777v250" svg:viewBox="0 0 1 251">
            <text:p/>
          </draw:connector>
        </draw:g>
        <draw:custom-shape draw:style-name="gr18" draw:text-style-name="P12" draw:layer="layout" svg:width="3cm" svg:height="1.984cm" svg:x="9cm" svg:y="11.25cm">
          <draw:glue-point draw:id="10" svg:x="-2.777cm" svg:y="5cm"/>
          <draw:glue-point draw:id="11" svg:x="-5cm" svg:y="3cm"/>
          <draw:glue-point draw:id="12" svg:x="-5cm" svg:y="-1cm"/>
          <draw:glue-point draw:id="13" svg:x="1.111cm" svg:y="5cm"/>
          <draw:glue-point draw:id="14" svg:x="3.888cm" svg:y="0.333cm"/>
          <text:p text:style-name="P11"><text:span text:style-name="T3">Room (SQL) Databas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12" draw:layer="layout" svg:width="3cm" svg:height="1.984cm" svg:x="12cm" svg:y="11.266cm">
          <draw:glue-point draw:id="10" svg:x="-2.777cm" svg:y="5cm"/>
          <draw:glue-point draw:id="11" svg:x="-5cm" svg:y="3cm"/>
          <draw:glue-point draw:id="12" svg:x="-5cm" svg:y="-1cm"/>
          <draw:glue-point draw:id="13" svg:x="1.111cm" svg:y="5cm"/>
          <draw:glue-point draw:id="14" svg:x="3.888cm" svg:y="0.333cm"/>
          <text:p text:style-name="P11"><text:span text:style-name="T3">Android System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12" draw:layer="layout" svg:width="3cm" svg:height="1.984cm" svg:x="15cm" svg:y="11.25cm">
          <draw:glue-point draw:id="10" svg:x="-2.777cm" svg:y="5cm"/>
          <draw:glue-point draw:id="11" svg:x="-5cm" svg:y="3cm"/>
          <draw:glue-point draw:id="12" svg:x="-5cm" svg:y="-1cm"/>
          <draw:glue-point draw:id="13" svg:x="1.111cm" svg:y="5cm"/>
          <draw:glue-point draw:id="14" svg:x="3.888cm" svg:y="0.333cm"/>
          <text:p text:style-name="P11"><text:span text:style-name="T3">Touch-scree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 draw:style-name="gr9">
          <draw:custom-shape draw:style-name="gr21" draw:text-style-name="P9" xml:id="id5" draw:id="id5" draw:layer="layout" svg:width="4.9cm" svg:height="1cm" svg:x="14cm" svg:y="8.5cm">
            <draw:glue-point draw:id="4" svg:x="1cm" svg:y="5cm"/>
            <draw:glue-point draw:id="5" svg:x="3cm" svg:y="5cm"/>
            <draw:glue-point draw:id="6" svg:x="-1cm" svg:y="5cm"/>
            <draw:glue-point draw:id="7" svg:x="-3cm" svg:y="5cm"/>
            <draw:glue-point draw:id="8" svg:x="-5cm" svg:y="2.5cm"/>
            <draw:glue-point draw:id="9" svg:x="-5cm" svg:y="-2.5cm"/>
            <draw:glue-point draw:id="10" svg:x="-3cm" svg:y="-5cm"/>
            <draw:glue-point draw:id="11" svg:x="-1cm" svg:y="-5cm"/>
            <draw:glue-point draw:id="12" svg:x="1cm" svg:y="-5cm"/>
            <draw:glue-point draw:id="13" svg:x="3cm" svg:y="-5cm"/>
            <draw:glue-point draw:id="14" svg:x="5cm" svg:y="-2.5cm"/>
            <draw:glue-point draw:id="15" svg:x="5cm" svg:y="2.5cm"/>
            <draw:glue-point draw:id="16" svg:x="-0.47cm" svg:y="0.277cm" draw:align="top-right"/>
            <draw:glue-point draw:id="17" svg:x="-0.47cm" svg:y="0.527cm" draw:align="top-right"/>
            <text:p text:style-name="P8"><text:span text:style-name="T2">(Jetpack Compose) GUI</text:span></text:p>
            <draw:enhanced-geometry svg:viewBox="0 0 21600 21600" draw:type="rectangle" draw:enhanced-path="M 0 0 L 21600 0 21600 21600 0 21600 0 0 Z N"/>
          </draw:custom-shape>
          <draw:connector draw:style-name="gr22" draw:text-style-name="P10" draw:layer="layout" draw:type="line" svg:x1="18.43cm" svg:y1="8.777cm" svg:x2="18.43cm" svg:y2="9.027cm" draw:start-shape="id5" draw:start-glue-point="16" draw:end-shape="id5" draw:end-glue-point="17" svg:d="M18430 8777v250" svg:viewBox="0 0 1 25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omponent" svg:viewBox="0 0 338 419" svg:d="M1 86c1-2 2-3 4-4 1-1 2-1 4-1h55v-72c0-2 0-3 1-4 1-2 2-3 4-4 1-1 2-1 4-1h256c2 0 3 0 5 1 1 1 2 2 3 4 1 1 1 2 1 4v400c0 2 0 3-1 5-1 1-2 2-3 3-2 1-3 1-5 1h-252c-1 1-3 1-4 1-2 0-3 0-4-1-2-1-3-2-4-3-1-2-1-3-1-5v-1-70h-55c-2 0-3 0-4-1-2-1-3-2-4-3-1-2-1-3-1-5v-80c0-2 0-3 1-4 1-2 2-3 4-4 1-1 2-1 4-1h55v-63h-51c-1 1-3 1-4 1-2 0-3 0-4-1-2-1-3-2-4-3-1-2-1-3-1-5v-1-79c0-2 0-3 1-4zM137 81c2 0 3 0 5 1 1 1 2 2 3 4 1 1 1 2 1 4v79 1c0 2 0 3-1 5-1 1-2 2-3 3-2 1-3 1-5 1-1 0-3 0-4-1h-51v63h55c2 0 3 0 5 1 1 1 2 2 3 4 1 1 1 2 1 4v80c0 2 0 3-1 5-1 1-2 2-3 3-2 1-3 1-5 1h-55v61h238v-382h-238v63zM18 99v61h55 55v-61zM128 321v-62h-110v62h55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0T16:47:30.457000000</meta:creation-date>
    <dc:date>2024-04-20T17:20:32.958000000</dc:date>
    <meta:editing-duration>PT27M12S</meta:editing-duration>
    <meta:editing-cycles>5</meta:editing-cycles>
    <meta:generator>LibreOffice/24.2.2.2$Windows_X86_64 LibreOffice_project/d56cc158d8a96260b836f100ef4b4ef25d6f1a01</meta:generator>
    <meta:document-statistic meta:object-count="29"/>
  </office:meta>
</office:document-meta>
</file>